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Campus" style:family="table">
      <style:table-properties style:width="17cm" table:align="margins" style:shadow="none"/>
    </style:style>
    <style:style style:name="TabelaCampus.A" style:family="table-column">
      <style:table-column-properties style:column-width="8.5cm" style:rel-column-width="32767*"/>
    </style:style>
    <style:style style:name="TabelaCampu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Campus.B1" style:family="table-cell">
      <style:table-cell-properties fo:background-color="#dddddd" fo:padding="0.097cm" fo:border="0.05pt solid #000000">
        <style:background-image/>
      </style:table-cell-properties>
    </style:style>
    <style:style style:name="TabelaCampus.A2" style:family="table-cell">
      <style:table-cell-properties fo:padding="0.097cm" fo:border-left="0.05pt solid #000000" fo:border-right="none" fo:border-top="none" fo:border-bottom="0.05pt solid #000000"/>
    </style:style>
    <style:style style:name="TabelaCampu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Campus.A3" style:family="table-cell">
      <style:table-cell-properties fo:padding="0.097cm" fo:border-left="0.05pt solid #000000" fo:border-right="none" fo:border-top="none" fo:border-bottom="0.05pt solid #000000"/>
    </style:style>
    <style:style style:name="TabelaCampus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Campus.A4" style:family="table-cell">
      <style:table-cell-properties fo:padding="0.097cm" fo:border-left="0.05pt solid #000000" fo:border-right="none" fo:border-top="none" fo:border-bottom="0.05pt solid #000000"/>
    </style:style>
    <style:style style:name="TabelaCampus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Campus.A5" style:family="table-cell">
      <style:table-cell-properties fo:padding="0.097cm" fo:border-left="0.05pt solid #000000" fo:border-right="none" fo:border-top="none" fo:border-bottom="0.05pt solid #000000"/>
    </style:style>
    <style:style style:name="TabelaCampus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Campus.A6" style:family="table-cell">
      <style:table-cell-properties fo:padding="0.097cm" fo:border-left="0.05pt solid #000000" fo:border-right="none" fo:border-top="none" fo:border-bottom="0.05pt solid #000000"/>
    </style:style>
    <style:style style:name="TabelaCampus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877d6" officeooo:paragraph-rsid="001877d6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8fb1c" officeooo:paragraph-rsid="0018fb1c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6fb2c" officeooo:paragraph-rsid="00175a1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16fb2c" officeooo:paragraph-rsid="00391a63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Trebuchet MS" fo:font-size="12pt" fo:font-weight="bold" officeooo:rsid="0016fb2c" officeooo:paragraph-rsid="00568d25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Trebuchet MS" fo:font-size="12pt" fo:font-weight="normal" officeooo:rsid="0016fb2c" officeooo:paragraph-rsid="0024842f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4da8ae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4842f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4cd0b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67631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88882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81db7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97c98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aeabf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2e0aa6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3f0481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842f" officeooo:paragraph-rsid="004597fd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b1225" officeooo:paragraph-rsid="004da8ae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b1225" officeooo:paragraph-rsid="002b1225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24cd0b" officeooo:paragraph-rsid="0024cd0b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3033bc" officeooo:paragraph-rsid="003033b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3033bc" officeooo:paragraph-rsid="003ab47e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3033bc" officeooo:paragraph-rsid="004203f3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3033bc" officeooo:paragraph-rsid="003c872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404f0e" officeooo:paragraph-rsid="00404f0e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44569b" officeooo:paragraph-rsid="0044569b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Trebuchet MS" fo:font-size="9pt" fo:font-weight="normal" officeooo:rsid="0044569b" officeooo:paragraph-rsid="004597fd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364e1" style:font-size-asian="12pt" style:font-weight-asian="bold" style:font-size-complex="12pt" style:font-weight-complex="bold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364e1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officeooo:rsid="001ca36d" officeooo:paragraph-rsid="001364e1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1ca36d" officeooo:paragraph-rsid="001364e1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16fb2c" officeooo:paragraph-rsid="0016fb2c" style:font-size-asian="10.5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16fb2c" officeooo:paragraph-rsid="001fd8a2" style:font-size-asian="10.5pt" style:font-weight-asian="bold" style:font-size-complex="12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ize="12pt" fo:font-weight="bold" officeooo:rsid="0016fb2c" officeooo:paragraph-rsid="0016fb2c" style:font-size-asian="10.5pt" style:font-weight-asian="bold" style:font-size-complex="12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2pt" fo:font-weight="bold" officeooo:rsid="0016fb2c" officeooo:paragraph-rsid="001d830c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size="12pt" fo:font-weight="bold" officeooo:rsid="0016fb2c" officeooo:paragraph-rsid="0020ba0a" style:font-size-asian="10.5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size="12pt" fo:font-weight="bold" officeooo:rsid="0016fb2c" officeooo:paragraph-rsid="004d5bec" style:font-size-asian="10.5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rebuchet MS" fo:font-size="12pt" fo:font-weight="bold" officeooo:rsid="00175a18" officeooo:paragraph-rsid="00175a18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rebuchet MS" fo:font-size="12pt" officeooo:rsid="00175a18" officeooo:paragraph-rsid="00175a18" style:font-size-asian="10.5pt" style:font-size-complex="12pt"/>
    </style:style>
    <style:style style:name="P40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364e1" style:font-size-asian="20pt" style:font-size-complex="20pt"/>
    </style:style>
    <style:style style:name="P41" style:family="paragraph" style:parent-style-name="Title">
      <style:text-properties officeooo:paragraph-rsid="001364e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a18" style:font-weight-asian="normal" style:font-weight-complex="normal"/>
    </style:style>
    <style:style style:name="T3" style:family="text">
      <style:text-properties fo:font-weight="normal" officeooo:rsid="001877d6" style:font-weight-asian="normal" style:font-weight-complex="normal"/>
    </style:style>
    <style:style style:name="T4" style:family="text">
      <style:text-properties fo:font-weight="normal" officeooo:rsid="0022b5c7" style:font-weight-asian="normal" style:font-weight-complex="normal"/>
    </style:style>
    <style:style style:name="T5" style:family="text">
      <style:text-properties style:font-name="Trebuchet MS"/>
    </style:style>
    <style:style style:name="T6" style:family="text">
      <style:text-properties style:font-name="Trebuchet MS" fo:font-size="12pt" style:font-size-asian="12pt" style:font-size-complex="12pt"/>
    </style:style>
    <style:style style:name="T7" style:family="text">
      <style:text-properties style:font-name="Trebuchet MS" fo:font-size="12pt" officeooo:rsid="0013e49d" style:font-size-asian="12pt" style:font-size-complex="12pt"/>
    </style:style>
    <style:style style:name="T8" style:family="text">
      <style:text-properties style:font-name="Trebuchet MS" fo:font-size="12pt" officeooo:rsid="0013e52e" style:font-size-asian="12pt" style:font-size-complex="12pt"/>
    </style:style>
    <style:style style:name="T9" style:family="text">
      <style:text-properties style:font-name="Trebuchet MS" fo:font-size="12pt" fo:font-weight="normal" officeooo:rsid="0015726c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rebuchet MS" fo:font-weight="normal" style:font-weight-asian="normal" style:font-weight-complex="normal"/>
    </style:style>
    <style:style style:name="T12" style:family="text">
      <style:text-properties style:font-name="Trebuchet MS" fo:font-weight="normal" officeooo:rsid="00174453" style:font-weight-asian="normal" style:font-weight-complex="normal"/>
    </style:style>
    <style:style style:name="T13" style:family="text">
      <style:text-properties style:font-name="Trebuchet MS" fo:font-weight="normal" officeooo:rsid="00175a18" style:font-weight-asian="normal" style:font-weight-complex="normal"/>
    </style:style>
    <style:style style:name="T14" style:family="text">
      <style:text-properties style:font-name="Trebuchet MS" fo:font-weight="normal" officeooo:rsid="001d830c" style:font-weight-asian="normal" style:font-weight-complex="normal"/>
    </style:style>
    <style:style style:name="T15" style:family="text">
      <style:text-properties style:font-name="Trebuchet MS" fo:font-weight="normal" officeooo:rsid="001dce37" style:font-weight-asian="normal" style:font-weight-complex="normal"/>
    </style:style>
    <style:style style:name="T16" style:family="text">
      <style:text-properties style:font-name="Trebuchet MS" fo:font-weight="normal" officeooo:rsid="001df37d" style:font-weight-asian="normal" style:font-weight-complex="normal"/>
    </style:style>
    <style:style style:name="T17" style:family="text">
      <style:text-properties style:font-name="Trebuchet MS" fo:font-weight="normal" officeooo:rsid="0020ba0a" style:font-weight-asian="normal" style:font-weight-complex="normal"/>
    </style:style>
    <style:style style:name="T18" style:family="text">
      <style:text-properties style:font-name="Trebuchet MS" fo:font-weight="normal" officeooo:rsid="0022b5c7" style:font-weight-asian="normal" style:font-weight-complex="normal"/>
    </style:style>
    <style:style style:name="T19" style:family="text">
      <style:text-properties style:font-name="Trebuchet MS" fo:font-weight="normal" officeooo:rsid="00537e4d" style:font-weight-asian="normal" style:font-weight-complex="normal"/>
    </style:style>
    <style:style style:name="T20" style:family="text">
      <style:text-properties style:font-name="Trebuchet MS" fo:font-weight="normal" officeooo:rsid="0053ca79" style:font-weight-asian="normal" style:font-weight-complex="normal"/>
    </style:style>
    <style:style style:name="T21" style:family="text">
      <style:text-properties style:font-name="Trebuchet MS" fo:font-weight="normal" officeooo:rsid="00543a42" style:font-weight-asian="normal" style:font-weight-complex="normal"/>
    </style:style>
    <style:style style:name="T22" style:family="text">
      <style:text-properties style:font-name="Trebuchet MS" fo:font-weight="normal" officeooo:rsid="005553b3" style:font-weight-asian="normal" style:font-weight-complex="normal"/>
    </style:style>
    <style:style style:name="T23" style:family="text">
      <style:text-properties style:font-name="Trebuchet MS" fo:font-weight="normal" officeooo:rsid="00568d25" style:font-weight-asian="normal" style:font-weight-complex="normal"/>
    </style:style>
    <style:style style:name="T24" style:family="text">
      <style:text-properties style:font-name="Trebuchet MS" fo:font-weight="normal" officeooo:rsid="005765bf" style:font-weight-asian="normal" style:font-weight-complex="normal"/>
    </style:style>
    <style:style style:name="T25" style:family="text">
      <style:text-properties style:font-name="Trebuchet MS" officeooo:rsid="00174453"/>
    </style:style>
    <style:style style:name="T26" style:family="text">
      <style:text-properties style:font-name="Trebuchet MS" officeooo:rsid="00175a18"/>
    </style:style>
    <style:style style:name="T27" style:family="text">
      <style:text-properties style:font-name="Trebuchet MS" officeooo:rsid="001fd8a2"/>
    </style:style>
    <style:style style:name="T28" style:family="text">
      <style:text-properties style:font-name="Trebuchet MS" officeooo:rsid="001dce37"/>
    </style:style>
    <style:style style:name="T29" style:family="text">
      <style:text-properties officeooo:rsid="0044a6c2"/>
    </style:style>
    <style:style style:name="T30" style:family="text">
      <style:text-properties fo:font-size="12pt" fo:font-weight="bold" officeooo:rsid="0022b5c7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281db7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2aeabf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2f65c2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436955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470504" style:font-size-asian="10.5pt" style:font-weight-asian="bold" style:font-size-complex="12pt" style:font-weight-complex="bold"/>
    </style:style>
    <style:style style:name="T36" style:family="text">
      <style:text-properties fo:font-size="12pt" fo:font-weight="normal" officeooo:rsid="0022b5c7" style:font-size-asian="10.5pt" style:font-weight-asian="normal" style:font-size-complex="12pt" style:font-weight-complex="normal"/>
    </style:style>
    <style:style style:name="T37" style:family="text">
      <style:text-properties officeooo:rsid="0022b5c7"/>
    </style:style>
    <style:style style:name="T38" style:family="text">
      <style:text-properties officeooo:rsid="0024842f"/>
    </style:style>
    <style:style style:name="T39" style:family="text">
      <style:text-properties fo:font-size="9pt" officeooo:rsid="0024842f" style:font-size-asian="9pt" style:font-size-complex="9pt"/>
    </style:style>
    <style:style style:name="T40" style:family="text">
      <style:text-properties officeooo:rsid="00281db7"/>
    </style:style>
    <style:style style:name="T41" style:family="text">
      <style:text-properties officeooo:rsid="00306652"/>
    </style:style>
    <style:style style:name="T42" style:family="text">
      <style:text-properties officeooo:rsid="003a835e"/>
    </style:style>
    <style:style style:name="T43" style:family="text">
      <style:text-properties officeooo:rsid="0048049b"/>
    </style:style>
    <style:style style:name="T44" style:family="text">
      <style:text-properties officeooo:rsid="00492760"/>
    </style:style>
    <style:style style:name="T45" style:family="text">
      <style:text-properties officeooo:rsid="004a32f5"/>
    </style:style>
    <style:style style:name="T46" style:family="text">
      <style:text-properties officeooo:rsid="004bb696"/>
    </style:style>
    <style:style style:name="T47" style:family="text">
      <style:text-properties style:font-name="Trebuchet MS" officeooo:rsid="0022b5c7"/>
    </style:style>
    <style:style style:name="T48" style:family="text">
      <style:text-properties style:font-name="Trebuchet MS" officeooo:rsid="004d9e6b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ermo de Abertura de Projet<text:span text:style-name="T29">o</text:span></text:p>
      <text:p text:style-name="P40">Projeto Restaurantes UFG</text:p>
      <text:p text:style-name="P28">Autores:</text:p>
      <text:list xml:id="list7678068596132355115" text:style-name="L1">
        <text:list-item>
          <text:p text:style-name="P29">Samuel Junio de Almeida</text:p>
        </text:list-item>
        <text:list-item>
          <text:p text:style-name="P29">Thiago Durante Pires</text:p>
        </text:list-item>
        <text:list-item>
          <text:p text:style-name="P29">Gabriel Louzada Rascovit</text:p>
        </text:list-item>
      </text:list>
      <text:p text:style-name="P30"><text:span text:style-name="T10">Data:</text:span><text:span text:style-name="T6"> </text:span><text:span text:style-name="T7">0</text:span><text:span text:style-name="T8">3</text:span><text:span text:style-name="T6">/06/2015</text:span></text:p>
      <text:p text:style-name="P31"><text:span text:style-name="T6">Assunto: </text:span><text:span text:style-name="T9">Formatos de requisições e retorno de dados</text:span></text:p>
      <text:p text:style-name="P31"><text:span text:style-name="T9"/></text:p>
      <text:p text:style-name="P32"><text:span text:style-name="T5">1. Formato de requisições de dados</text:span></text:p>
      <text:p text:style-name="P34"><text:span text:style-name="T11"><text:tab/>Todos as requisições deverão ser feitas usando o método </text:span><text:span text:style-name="T5">GET</text:span><text:span text:style-name="T11"> do protocolo </text:span><text:span text:style-name="T5">HTTP</text:span><text:span text:style-name="T11">. No método </text:span><text:span text:style-name="T5">GET</text:span><text:span text:style-name="T11"> será repassado o parâmetro </text:span><text:span text:style-name="T5">campus</text:span><text:span text:style-name="T25">id</text:span><text:span text:style-name="T11">, </text:span><text:span text:style-name="T12">que por definição é um inteiro não negativo. </text:span><text:span text:style-name="T13">O valor de </text:span><text:span text:style-name="T26">campusid </text:span><text:span text:style-name="T13">será único para os vários campis da UFG. Segue os valores:</text:span></text:p>
      <text:p text:style-name="P34"><text:span text:style-name="T13"/></text:p>
      <table:table table:name="TabelaCampus" table:style-name="TabelaCampus">
        <table:table-column table:style-name="TabelaCampus.A" table:number-columns-repeated="2"/>
        <table:table-row>
          <table:table-cell table:style-name="TabelaCampus.A1" office:value-type="string">
            <text:p text:style-name="P38">Campus</text:p>
          </table:table-cell>
          <table:table-cell table:style-name="TabelaCampus.B1" office:value-type="string">
            <text:p text:style-name="P38">campusid</text:p>
          </table:table-cell>
        </table:table-row>
        <table:table-row>
          <table:table-cell table:style-name="TabelaCampus.A5" office:value-type="string">
            <text:p text:style-name="P3"><text:span text:style-name="T2">Câmpus Colemar Natal e Silva</text:span></text:p>
          </table:table-cell>
          <table:table-cell table:style-name="TabelaCampus.B5" office:value-type="string">
            <text:p text:style-name="P39">1</text:p>
          </table:table-cell>
        </table:table-row>
        <table:table-row>
          <table:table-cell table:style-name="TabelaCampus.A5" office:value-type="string">
            <text:p text:style-name="P3"><text:span text:style-name="T2">Câmpus </text:span><text:span text:style-name="T3">Samambaia</text:span></text:p>
          </table:table-cell>
          <table:table-cell table:style-name="TabelaCampus.B5" office:value-type="string">
            <text:p text:style-name="P39">2</text:p>
          </table:table-cell>
        </table:table-row>
        <table:table-row>
          <table:table-cell table:style-name="TabelaCampus.A5" office:value-type="string">
            <text:p text:style-name="P1"><text:span text:style-name="T2">C</text:span><text:span text:style-name="T1">âmpus Goiás Velho</text:span></text:p>
          </table:table-cell>
          <table:table-cell table:style-name="TabelaCampus.B5" office:value-type="string">
            <text:p text:style-name="P39">3</text:p>
          </table:table-cell>
        </table:table-row>
        <table:table-row>
          <table:table-cell table:style-name="TabelaCampus.A5" office:value-type="string">
            <text:p text:style-name="P1"><text:span text:style-name="T2">C</text:span><text:span text:style-name="T1">âmpus Jataí</text:span></text:p>
          </table:table-cell>
          <table:table-cell table:style-name="TabelaCampus.B5" office:value-type="string">
            <text:p text:style-name="P39">4</text:p>
          </table:table-cell>
        </table:table-row>
        <table:table-row>
          <table:table-cell table:style-name="TabelaCampus.A6" office:value-type="string">
            <text:p text:style-name="P2"><text:span text:style-name="T2">C</text:span><text:span text:style-name="T1">âmpus Catalão</text:span></text:p>
          </table:table-cell>
          <table:table-cell table:style-name="TabelaCampus.B6" office:value-type="string">
            <text:p text:style-name="P39">5</text:p>
          </table:table-cell>
        </table:table-row>
      </table:table>
      <text:p text:style-name="P34"><text:span text:style-name="T13"/></text:p>
      <text:p text:style-name="P35"><text:span text:style-name="T13"><text:tab/></text:span><text:span text:style-name="T14">A url requisição deverá se assemelhar ao seguinte padrão: [hostname]/[arquivo.extensão]?campusid=[número do campus], </text:span><text:span text:style-name="T15">por exemplo, inf.ufg.br/recupera_</text:span><text:span text:style-name="T16">restaurantes</text:span><text:span text:style-name="T15">.php?campusid=2;</text:span></text:p>
      <text:p text:style-name="P35"><text:span text:style-name="T15"/></text:p>
      <text:p text:style-name="P33"><text:span text:style-name="T27">2</text:span><text:span text:style-name="T28">. Formato de </text:span><text:span text:style-name="T27">retorno de dados</text:span></text:p>
      <text:p text:style-name="P36"><text:span text:style-name="T27"><text:tab/></text:span><text:span text:style-name="T17">O formato de retorno será um JSON, obedence as regras contidas no site oficial da ferramenta: </text:span><text:a xlink:type="simple" xlink:href="http://json.org/" text:style-name="Internet_20_link" text:visited-style-name="Visited_20_Internet_20_Link"><text:span text:style-name="T17">http://json.org/</text:span></text:a><text:span text:style-name="T17">. </text:span><text:span text:style-name="T18">O JSON de retorno deverá obedecer a seguinte estrutura:</text:span></text:p>
      <text:p text:style-name="P36"><text:span text:style-name="T18"/></text:p>
      <text:p text:style-name="P37"><text:span text:style-name="T18"><text:tab/></text:span><text:span text:style-name="T47">Estrutura </text:span><text:span text:style-name="T48">Json</text:span></text:p>
      <text:p text:style-name="P7"><text:span text:style-name="T40"><text:tab/><text:tab/>{</text:span></text:p>
      <text:p text:style-name="P18"><text:span text:style-name="T40"><text:tab/><text:tab/><text:tab/>"status": "OK"</text:span></text:p>
      <text:p text:style-name="P18"><text:span text:style-name="T40"><text:tab/><text:tab/><text:tab/>"restaurantes": []</text:span></text:p>
      <text:p text:style-name="P18"><text:span text:style-name="T36"/></text:p>
      <text:p text:style-name="P4"><text:soft-page-break/><text:span text:style-name="T4"><text:tab/></text:span><text:span text:style-name="T37">Estrutura Restaurante</text:span></text:p>
      <text:p text:style-name="P6"><text:span text:style-name="T38"><text:tab/></text:span><text:span text:style-name="T39"><text:tab/>{</text:span></text:p>
      <text:p text:style-name="P8"><text:tab/><text:tab/><text:tab/>"id": 101022,</text:p>
      <text:p text:style-name="P8"><text:tab/><text:tab/><text:tab/>"nome": "Estação Reune",</text:p>
      <text:p text:style-name="P8"><text:tab/><text:tab/><text:tab/>"valor-minimo": 14.99,</text:p>
      <text:p text:style-name="P9"><text:tab/><text:tab/><text:tab/>"estilo-de-servir": "Por Kilo",</text:p>
      <text:p text:style-name="P20"><text:tab/><text:tab/><text:tab/>"localizacao" : {},</text:p>
      <text:p text:style-name="P20"><text:tab/><text:tab/><text:tab/>"horarios" : {},</text:p>
      <text:p text:style-name="P20"><text:tab/><text:tab/><text:tab/>"cardapio" : {},</text:p>
      <text:p text:style-name="P9"><text:tab/><text:tab/>}</text:p>
      <text:p text:style-name="P10"><text:tab/><text:span text:style-name="T30">Estrutura </text:span><text:span text:style-name="T31">Localização</text:span></text:p>
      <text:p text:style-name="P11"><text:span text:style-name="T40"><text:tab/><text:tab/>{</text:span></text:p>
      <text:p text:style-name="P11"><text:span text:style-name="T40"><text:tab/><text:tab/><text:tab/>"endereco": "Alameda Palmeiras",</text:span></text:p>
      <text:p text:style-name="P12"><text:span text:style-name="T40"><text:tab/><text:tab/><text:tab/>"campus": "Campus II - Samambaia",</text:span></text:p>
      <text:p text:style-name="P12"><text:span text:style-name="T40"><text:tab/><text:tab/><text:tab/>"campus-id": 2,</text:span></text:p>
      <text:p text:style-name="P12"><text:span text:style-name="T40"><text:tab/><text:tab/><text:tab/>"ponto-de-referencia": "Atrás do Centro de Aulas Baru",</text:span></text:p>
      <text:p text:style-name="P12"><text:span text:style-name="T40"><text:tab/><text:tab/><text:tab/>"latitude": -16.603447,</text:span></text:p>
      <text:p text:style-name="P13"><text:span text:style-name="T40"><text:tab/><text:tab/><text:tab/>"longitude": -49.266078</text:span></text:p>
      <text:p text:style-name="P13"><text:span text:style-name="T40"><text:tab/><text:tab/>}</text:span></text:p>
      <text:p text:style-name="P14"><text:tab/><text:span text:style-name="T30">Estrutura </text:span><text:span text:style-name="T32">Horários</text:span></text:p>
      <text:p text:style-name="P14"><text:span text:style-name="T40"><text:tab/><text:tab/>{</text:span></text:p>
      <text:p text:style-name="P19"><text:span text:style-name="T40"><text:tab/><text:tab/><text:tab/>"cafe-da-manha": {</text:span></text:p>
      <text:p text:style-name="P19"><text:span text:style-name="T40"><text:tab/><text:tab/><text:tab/><text:tab/>"inicio": "06:30",</text:span></text:p>
      <text:p text:style-name="P19"><text:span text:style-name="T40"><text:tab/><text:tab/><text:tab/><text:tab/>"fim": "06:30"</text:span></text:p>
      <text:p text:style-name="P19"><text:span text:style-name="T40"><text:tab/><text:tab/><text:tab/>},</text:span></text:p>
      <text:p text:style-name="P19"><text:span text:style-name="T40"><text:tab/><text:tab/><text:tab/>"almoco": {</text:span></text:p>
      <text:p text:style-name="P19"><text:span text:style-name="T40"><text:tab/><text:tab/><text:tab/><text:tab/>"inicio": "11:00",</text:span></text:p>
      <text:p text:style-name="P19"><text:span text:style-name="T40"><text:tab/><text:tab/><text:tab/><text:tab/>"fim": "15:00"</text:span></text:p>
      <text:p text:style-name="P19"><text:span text:style-name="T40"><text:tab/><text:tab/><text:tab/>},</text:span></text:p>
      <text:p text:style-name="P19"><text:span text:style-name="T40"><text:tab/><text:tab/><text:tab/>"jantar": {</text:span></text:p>
      <text:p text:style-name="P19"><text:span text:style-name="T40"><text:tab/><text:tab/><text:tab/><text:tab/>"inicio": "18:00",</text:span></text:p>
      <text:p text:style-name="P19"><text:span text:style-name="T40"><text:tab/><text:tab/><text:tab/><text:tab/>"fim": "23:00"</text:span></text:p>
      <text:p text:style-name="P19"><text:span text:style-name="T40"><text:tab/><text:tab/><text:tab/>}</text:span></text:p>
      <text:p text:style-name="P14"><text:span text:style-name="T40"><text:tab/><text:tab/>}</text:span></text:p>
      <text:p text:style-name="P15"><text:tab/><text:span text:style-name="T30">Estrutura </text:span><text:span text:style-name="T33">Cardápio</text:span></text:p>
      <text:p text:style-name="P15"><text:span text:style-name="T40"><text:tab/><text:tab/>{</text:span></text:p>
      <text:p text:style-name="P21"><text:span text:style-name="T40"><text:tab/><text:tab/><text:tab/>"cafe-da-manha": [</text:span></text:p>
      <text:p text:style-name="P21"><text:span text:style-name="T40"><text:tab/><text:tab/><text:tab/><text:tab/><text:tab/>{</text:span></text:p>
      <text:p text:style-name="P21"><text:span text:style-name="T40"><text:tab/><text:tab/><text:tab/><text:tab/><text:tab/><text:tab/>"dia-da-semana": "Segunda-Feira",</text:span></text:p>
      <text:p text:style-name="P21"><text:span text:style-name="T40"><text:tab/><text:tab/><text:tab/><text:tab/><text:tab/><text:tab/>"data": "29/06/2015",</text:span></text:p>
      <text:p text:style-name="P21"><text:span text:style-name="T40"><text:tab/><text:tab/><text:tab/><text:tab/><text:tab/><text:tab/>"refeicoes": []</text:span></text:p>
      <text:p text:style-name="P21"><text:span text:style-name="T41"><text:tab/><text:tab/><text:tab/><text:tab/><text:tab/>}],</text:span></text:p>
      <text:p text:style-name="P21"/>
      <text:p text:style-name="P22"><text:soft-page-break/><text:span text:style-name="T42"><text:tab/><text:tab/><text:tab/>"almoco": [</text:span></text:p>
      <text:p text:style-name="P22"><text:span text:style-name="T40"><text:tab/><text:tab/><text:tab/><text:tab/><text:tab/>{</text:span></text:p>
      <text:p text:style-name="P22"><text:span text:style-name="T40"><text:tab/><text:tab/><text:tab/><text:tab/><text:tab/><text:tab/>"dia-da-semana": "Segunda-Feira",</text:span></text:p>
      <text:p text:style-name="P22"><text:span text:style-name="T40"><text:tab/><text:tab/><text:tab/><text:tab/><text:tab/><text:tab/>"data": "29/06/2015",</text:span></text:p>
      <text:p text:style-name="P22"><text:span text:style-name="T40"><text:tab/><text:tab/><text:tab/><text:tab/><text:tab/><text:tab/>"refeicoes": [],</text:span></text:p>
      <text:p text:style-name="P23"><text:span text:style-name="T41"><text:tab/><text:tab/><text:tab/><text:tab/><text:tab/><text:tab/>"sobremesas": []</text:span></text:p>
      <text:p text:style-name="P22"><text:span text:style-name="T41"><text:tab/><text:tab/><text:tab/><text:tab/><text:tab/>}],</text:span></text:p>
      <text:p text:style-name="P24"><text:span text:style-name="T42"><text:tab/><text:tab/><text:tab/>"jantar": [</text:span></text:p>
      <text:p text:style-name="P24"><text:span text:style-name="T40"><text:tab/><text:tab/><text:tab/><text:tab/><text:tab/>{</text:span></text:p>
      <text:p text:style-name="P24"><text:span text:style-name="T40"><text:tab/><text:tab/><text:tab/><text:tab/><text:tab/><text:tab/>"dia-da-semana": "Segunda-Feira",</text:span></text:p>
      <text:p text:style-name="P24"><text:span text:style-name="T40"><text:tab/><text:tab/><text:tab/><text:tab/><text:tab/><text:tab/>"data": "29/06/2015",</text:span></text:p>
      <text:p text:style-name="P24"><text:span text:style-name="T40"><text:tab/><text:tab/><text:tab/><text:tab/><text:tab/><text:tab/>"refeicoes": [],</text:span></text:p>
      <text:p text:style-name="P25"><text:span text:style-name="T41"><text:tab/><text:tab/><text:tab/><text:tab/><text:tab/><text:tab/>"sobremesas": [</text:span>]</text:p>
      <text:p text:style-name="P24"><text:span text:style-name="T41"><text:tab/><text:tab/><text:tab/><text:tab/><text:tab/>}]</text:span></text:p>
      <text:p text:style-name="P15"><text:span text:style-name="T40"><text:tab/><text:tab/>}</text:span></text:p>
      <text:p text:style-name="P16"><text:span text:style-name="T40"><text:tab/></text:span><text:span text:style-name="T30">Estrutura </text:span><text:span text:style-name="T34">Refeições</text:span></text:p>
      <text:p text:style-name="P26"><text:tab/><text:tab/>{</text:p>
      <text:p text:style-name="P26"><text:tab/><text:tab/><text:tab/>"preco": 5,</text:p>
      <text:p text:style-name="P26"><text:tab/><text:tab/><text:tab/>"prato": {</text:p>
      <text:p text:style-name="P26"><text:tab/><text:tab/><text:tab/><text:tab/>"nome": "Prato 1",</text:p>
      <text:p text:style-name="P26"><text:tab/><text:tab/><text:tab/><text:tab/>"descricao": "Descrição Prato 1",</text:p>
      <text:p text:style-name="P26"><text:tab/><text:tab/><text:tab/><text:tab/>tipo": "Comum"</text:p>
      <text:p text:style-name="P26"><text:tab/><text:tab/><text:tab/><text:tab/>}</text:p>
      <text:p text:style-name="P26"><text:tab/><text:tab/>}</text:p>
      <text:p text:style-name="P17"><text:span text:style-name="T40"><text:tab/></text:span><text:span text:style-name="T30">Estrutura </text:span><text:span text:style-name="T35">Sobremesas</text:span></text:p>
      <text:p text:style-name="P27"><text:tab/><text:tab/>{</text:p>
      <text:p text:style-name="P27"><text:tab/><text:tab/><text:tab/>"preco": 5.<text:span text:style-name="T46">00</text:span>,</text:p>
      <text:p text:style-name="P27"><text:tab/><text:tab/><text:tab/>"prato": {</text:p>
      <text:p text:style-name="P27"><text:tab/><text:tab/><text:tab/><text:tab/>"nome": "<text:span text:style-name="T43">Sobremesa</text:span> 1",</text:p>
      <text:p text:style-name="P27"><text:tab/><text:tab/><text:tab/><text:tab/>"descricao": "Descrição <text:span text:style-name="T44">Sobremesa</text:span> 1",</text:p>
      <text:p text:style-name="P27"><text:tab/><text:tab/><text:tab/><text:tab/>tipo": "<text:span text:style-name="T45">Vegetariana</text:span>"</text:p>
      <text:p text:style-name="P27"><text:tab/><text:tab/><text:tab/><text:tab/>}</text:p>
      <text:p text:style-name="P27"><text:tab/><text:tab/>}</text:p>
      <text:p text:style-name="P27"/>
      <text:p text:style-name="P27"/>
      <text:p text:style-name="P5"><text:span text:style-name="T27"><text:tab/></text:span><text:span text:style-name="T19">Caso o restaurante não ofere</text:span><text:span text:style-name="T21">ça</text:span><text:span text:style-name="T19"> horários de café da manhã por exemplo</text:span><text:span text:style-name="T18">, </text:span><text:span text:style-name="T19">as estruturas responsáveis por </text:span><text:span text:style-name="T24">estas</text:span><text:span text:style-name="T19"> informações deverão ficar vazias, por exemplo: <text:s/>na estrutura de horários: "cafe-da-manha": {} </text:span><text:span text:style-name="T20">e na estrutura cardápio: "cafe-da-manha": []. As demais estruturas são obrigatórias. </text:span><text:span text:style-name="T22">Um exemplo de JSON já preenchido pode ser encontrado no link: </text:span><text:span text:style-name="T23">http://pastebin.com/K6fyHgV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rebuchet MS" fo:font-family="'Trebuchet MS'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</meta:editing-duration>
    <meta:editing-cycles>81</meta:editing-cycles>
    <meta:generator>LibreOffice/4.4.2.2$Windows_x86 LibreOffice_project/c4c7d32d0d49397cad38d62472b0bc8acff48dd6</meta:generator>
    <dc:date>2015-07-03T12:07:39.916000000</dc:date>
    <meta:document-statistic meta:table-count="1" meta:image-count="0" meta:object-count="0" meta:page-count="3" meta:paragraph-count="105" meta:word-count="356" meta:character-count="2739" meta:non-whitespace-character-count="2217"/>
    <meta:user-defined meta:name="Info 1"/>
    <meta:user-defined meta:name="Info 2"/>
    <meta:user-defined meta:name="Info 3"/>
    <meta:user-defined meta:name="Info 4"/>
  </office:meta>
</office:document-meta>
</file>